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Reg" fo:font-size="7pt" style:font-size-asian="7pt" style:font-size-complex="7pt"/>
    </style:style>
    <style:style style:name="P3"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4" style:family="paragraph" style:parent-style-name="Standard">
      <style:paragraph-properties fo:text-align="justify" style:justify-single-word="false"/>
      <style:text-properties style:font-name="Neutral Std Reg" fo:font-size="9pt" style:font-size-asian="9pt" style:font-size-complex="9pt"/>
    </style:style>
    <style:style style:name="P5" style:family="paragraph" style:parent-style-name="Standard">
      <style:paragraph-properties fo:text-align="justify" style:justify-single-word="false"/>
      <style:text-properties style:font-name="Neutral Std Reg" fo:font-size="7pt" officeooo:paragraph-rsid="00100ea2" style:font-size-asian="7pt" style:font-size-complex="7pt"/>
    </style:style>
    <style:style style:name="P6" style:family="paragraph" style:parent-style-name="Standard">
      <style:paragraph-properties fo:text-align="justify" style:justify-single-word="false"/>
      <style:text-properties style:font-name="Neutral Std Reg" fo:font-size="9pt" style:font-size-asian="9pt" style:font-size-complex="9pt"/>
    </style:style>
    <style:style style:name="T1" style:family="text">
      <style:text-properties officeooo:rsid="000a9a54"/>
    </style:style>
    <style:style style:name="T2" style:family="text">
      <style:text-properties officeooo:rsid="000c2118"/>
    </style:style>
    <style:style style:name="T3" style:family="text">
      <style:text-properties officeooo:rsid="000dc1d8"/>
    </style:style>
    <style:style style:name="T4" style:family="text">
      <style:text-properties style:font-name="Neutral Std Reg" fo:font-size="9pt" style:font-size-asian="9pt" style:font-size-complex="9pt"/>
    </style:style>
    <style:style style:name="T5" style:family="text">
      <style:text-properties style:font-name="Neutral Std Reg" fo:font-size="9pt" officeooo:rsid="000dc1d8" style:font-size-asian="9pt" style:font-size-complex="9pt"/>
    </style:style>
    <style:style style:name="T6" style:family="text">
      <style:text-properties style:font-name="Neutral Std Reg" fo:font-size="9pt" officeooo:rsid="000f9ed7" style:font-size-asian="9pt" style:font-size-complex="9pt"/>
    </style:style>
    <style:style style:name="T7" style:family="text">
      <style:text-properties style:font-name="Neutral Std Reg" fo:font-size="9pt" officeooo:rsid="00100ea2" style:font-size-asian="9pt" style:font-size-complex="9pt"/>
    </style:style>
    <style:style style:name="T8" style:family="text">
      <style:text-properties officeooo:rsid="000f9ed7"/>
    </style:style>
    <style:style style:name="T9" style:family="text">
      <style:text-properties officeooo:rsid="00100ea2"/>
    </style:style>
    <style:style style:name="T10" style:family="text">
      <style:text-properties fo:font-size="9pt" style:font-size-asian="9pt" style:font-size-complex="9pt"/>
    </style:style>
    <style:style style:name="T11" style:family="text">
      <style:text-properties fo:font-size="9pt" officeooo:rsid="000dc1d8" style:font-size-asian="9pt" style:font-size-complex="9pt"/>
    </style:style>
    <style:style style:name="T12" style:family="text">
      <style:text-properties fo:font-size="9pt" officeooo:rsid="000f9ed7" style:font-size-asian="9pt" style:font-size-complex="9pt"/>
    </style:style>
    <style:style style:name="T13" style:family="text">
      <style:text-properties fo:font-size="9pt" officeooo:rsid="00100ea2" style:font-size-asian="9pt"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1">From the analysis of contemporary artwork <text:span text:style-name="T3">figures </text:span>using the Art Decoder* platform, we realized the possibility of looking at these systems from a critical p<text:span text:style-name="T3">erspective</text:span> We present this zine, with works selected collectively from the digital collection of the Museu d'Art Contemporani de Barcelona (MACBA), <text:span text:style-name="T3">beeing</text:span> concern to highlight some of the ideological biases present in <text:span text:style-name="T8">some of those</text:span> <text:span text:style-name="T8">commercial </text:span>computer vision systems, which, as we have seen in our research, <text:s/>follow a capitalist, consumerist and sometimes misogynistic logic. In addition, we highlight other moments when our platform is unable to understand <text:span text:style-name="T9">artworks</text:span> resulting in interpretations of great poetic value.</text:p>
      <text:p text:style-name="P1"/>
      <text:p text:style-name="P1">This publication wouldn't be possible without the <text:span text:style-name="T1">support of CtrlZ.AI organization members, and the </text:span>commitment of the participants of the workshop "A Crack Inside the Museum", carried out by Lucas Nunes <text:span text:style-name="T2">Sequeira</text:span> and Rafael Tsuha <text:span text:style-name="T1">members of GECID**</text:span>, <text:span text:style-name="T1">on</text:span> <text:span text:style-name="T1">January 30, </text:span>2020, at CtrlZ.AI, Barcelona. </text:p>
      <text:p text:style-name="P1"/>
      <text:p text:style-name="P3">Good reading!</text:p>
      <text:p text:style-name="P1"/>
      <text:p text:style-name="P1"/>
      <text:p text:style-name="P1"/>
      <text:p text:style-name="P1"/>
      <text:p text:style-name="P1"/>
      <text:p text:style-name="P1"/>
      <text:p text:style-name="P1"/>
      <text:p text:style-name="P1"/>
      <text:p text:style-name="P5">* Art Decoder is a platform created by our group and have been used since 2018 to reveal the behavior of commercial AIs (Amazon Rekognition, Google Cloud Vision, Microsoft Azure, Clarif<text:span text:style-name="T9">AI, Densecap, </text:span>Facebook Detectron, IBM Watson <text:span text:style-name="T9">and</text:span> Darknet YOLO APIs) from <text:span text:style-name="T9">the </text:span>use of contemporary art images.</text:p>
      <text:p text:style-name="P2"/>
      <text:p text:style-name="P2">** We are part of the Group of Critical Experiences in Digital Infrastructures (GECID), an activist group of researchers from different areas of knowledge located <text:span text:style-name="T9">in Brazil </text:span>at the Innovation Center of the University of São Paulo / C4AI and coordinated by professor Fabio Cozman and artist Bruno Moreschi. Our work involves a set of experiences that aims to think and problematize contemporary infrastructures based on a logic different from that applied in technology centers in the Global North. We are interested in stimulating studies that think about technology not in an abstract way, but inserted in determined contexts, with social implica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1-23T11:28:34.026326257</dc:date>
    <meta:editing-duration>PT6M56S</meta:editing-duration>
    <meta:editing-cycles>5</meta:editing-cycles>
    <meta:generator>LibreOffice/6.3.4.2$Linux_X86_64 LibreOffice_project/30$Build-2</meta:generator>
    <meta:document-statistic meta:table-count="0" meta:image-count="0" meta:object-count="0" meta:page-count="1" meta:paragraph-count="6" meta:word-count="364" meta:character-count="2373" meta:non-whitespace-character-count="2013"/>
  </office:meta>
</office:document-meta>
</file>